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fill="none" draw:fill-color="#000000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5pt"/>
    </style:style>
    <style:style style:name="P5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cm" svg:y1="3cm" svg:x2="6.5cm" svg:y2="2cm">
          <text:p text:style-name="P3"/>
        </draw:line>
        <draw:line draw:style-name="gr1" draw:text-style-name="P1" draw:layer="layout" svg:x1="6.5cm" svg:y1="2cm" svg:x2="11cm" svg:y2="2cm">
          <text:p text:style-name="P3"/>
        </draw:line>
        <draw:custom-shape draw:style-name="gr2" draw:text-style-name="P1" draw:layer="layout" svg:width="3.336cm" svg:height="3.754cm" draw:transform="rotate (1.56730566829061) translate (10.745cm 4.571cm)">
          <text:p text:style-name="P3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5cm" svg:y1="3cm" svg:x2="17cm" svg:y2="3cm">
          <text:p text:style-name="P3"/>
        </draw:line>
        <draw:custom-shape draw:style-name="gr2" draw:text-style-name="P1" draw:layer="layout" svg:width="2cm" svg:height="4.5cm" svg:x="17cm" svg:y="1cm">
          <text:p text:style-name="P3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71cm" svg:y1="4cm" svg:x2="9.21cm" svg:y2="4cm">
          <text:p text:style-name="P3"/>
        </draw:line>
        <draw:line draw:style-name="gr1" draw:text-style-name="P1" draw:layer="layout" svg:x1="9.167cm" svg:y1="4cm" svg:x2="9.167cm" svg:y2="5cm">
          <text:p text:style-name="P3"/>
        </draw:line>
        <draw:line draw:style-name="gr1" draw:text-style-name="P1" draw:layer="layout" svg:x1="19cm" svg:y1="3cm" svg:x2="21cm" svg:y2="3cm">
          <text:p text:style-name="P3"/>
        </draw:line>
        <draw:custom-shape draw:style-name="gr2" draw:text-style-name="P1" draw:layer="layout" svg:width="2cm" svg:height="4.5cm" svg:x="21cm" svg:y="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3.5cm" svg:x="25cm" svg:y="1.5cm">
          <text:p text:style-name="P2">SPCOD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cm" svg:y1="3cm" svg:x2="25cm" svg:y2="3cm">
          <text:p text:style-name="P3"/>
        </draw:line>
        <draw:line draw:style-name="gr4" draw:text-style-name="P1" draw:layer="layout" svg:x1="26.5cm" svg:y1="5cm" svg:x2="26.5cm" svg:y2="9cm">
          <text:p text:style-name="P3"/>
        </draw:line>
        <draw:custom-shape draw:style-name="gr2" draw:text-style-name="P1" draw:layer="layout" svg:width="3.5cm" svg:height="3.5cm" svg:x="25cm" svg:y="9cm">
          <text:p text:style-name="P3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5cm" svg:y1="12.5cm" svg:x2="26.5cm" svg:y2="17.5cm">
          <text:p text:style-name="P3"/>
        </draw:line>
        <draw:rect draw:style-name="gr5" draw:text-style-name="P1" draw:layer="layout" svg:width="10cm" svg:height="2.5cm" svg:x="11.5cm" svg:y="16cm">
          <text:p text:style-name="P3"/>
        </draw:rect>
        <draw:line draw:style-name="gr4" draw:text-style-name="P1" draw:layer="layout" svg:x1="26.5cm" svg:y1="17.5cm" svg:x2="21.5cm" svg:y2="17.5cm">
          <text:p text:style-name="P3"/>
        </draw:line>
        <draw:rect draw:style-name="gr6" draw:text-style-name="P1" draw:layer="layout" svg:width="6.5cm" svg:height="1.5cm" svg:x="2.5cm" svg:y="10cm">
          <text:p text:style-name="P3"/>
        </draw:rect>
        <draw:line draw:style-name="gr1" draw:text-style-name="P1" draw:layer="layout" svg:x1="11.5cm" svg:y1="17.5cm" svg:x2="5.5cm" svg:y2="17.5cm">
          <text:p text:style-name="P3"/>
        </draw:line>
        <draw:line draw:style-name="gr4" draw:text-style-name="P1" draw:layer="layout" svg:x1="5.5cm" svg:y1="17.5cm" svg:x2="5.5cm" svg:y2="11.5cm">
          <text:p text:style-name="P3"/>
        </draw:line>
        <draw:frame draw:style-name="gr7" draw:layer="layout" svg:width="1.806cm" svg:height="0.966cm" svg:x="11.194cm" svg:y="2.534cm">
          <draw:text-box>
            <text:p text:style-name="P3">Amp</text:p>
          </draw:text-box>
        </draw:frame>
        <draw:frame draw:style-name="gr8" draw:text-style-name="P3" draw:layer="layout" svg:width="2cm" svg:height="1cm" svg:x="17cm" svg:y="2.5cm">
          <draw:text-box>
            <text:p text:style-name="P3"><text:s/>A/D</text:p>
          </draw:text-box>
        </draw:frame>
        <draw:frame draw:style-name="gr8" draw:text-style-name="P3" draw:layer="layout" svg:width="2cm" svg:height="1cm" svg:x="21cm" svg:y="2.5cm">
          <draw:text-box>
            <text:p text:style-name="P3"><text:s/>DSP</text:p>
          </draw:text-box>
        </draw:frame>
        <draw:frame draw:style-name="gr7" draw:text-style-name="P4" draw:layer="layout" svg:width="2.428cm" svg:height="0.844cm" svg:x="5.072cm" svg:y="8.156cm">
          <draw:text-box>
            <text:p text:style-name="P3"><text:span text:style-name="T1">neurons</text:span></text:p>
          </draw:text-box>
        </draw:frame>
        <draw:frame draw:style-name="gr9" draw:text-style-name="P5" draw:layer="layout" svg:width="2.695cm" svg:height="0.844cm" svg:x="6cm" svg:y="4.656cm">
          <draw:text-box>
            <text:p text:style-name="P3"><text:span text:style-name="T1">electrode</text:span></text:p>
          </draw:text-box>
        </draw:frame>
        <draw:frame draw:style-name="gr7" draw:layer="layout" svg:width="3.135cm" svg:height="0.966cm" svg:x="3.922cm" svg:y="10.268cm">
          <draw:text-box>
            <text:p text:style-name="P3">DISPLAY</text:p>
          </draw:text-box>
        </draw:frame>
        <draw:frame draw:style-name="gr10" draw:text-style-name="P3" draw:layer="layout" svg:width="7.407cm" svg:height="0.966cm" svg:x="12.808cm" svg:y="16.678cm">
          <draw:text-box>
            <text:p text:style-name="P3">VISUAL STIUMULATOR</text:p>
          </draw:text-box>
        </draw:frame>
        <draw:custom-shape draw:style-name="gr11" draw:text-style-name="P1" draw:layer="layout" svg:width="0.5cm" svg:height="4.5cm" draw:transform="rotate (2.65691472031047) translate (4.516cm 6.926cm)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2" draw:text-style-name="P1" draw:layer="layout" svg:width="1cm" svg:height="1.5cm" svg:x="5cm" svg:y="6.5cm" svg:viewBox="0 0 1001 1501" draw:points="333,0 0,500 333,1500 1000,1500 1000,500">
          <text:p text:style-name="P3"/>
        </draw:polygon>
        <draw:ellipse draw:style-name="gr13" draw:text-style-name="P1" draw:layer="layout" svg:width="0.334cm" svg:height="0.501cm" svg:x="5.333cm" svg:y="7cm">
          <text:p text:style-name="P3"/>
        </draw:ellipse>
        <draw:polygon draw:style-name="gr12" draw:text-style-name="P1" draw:layer="layout" svg:width="1.5cm" svg:height="1.5cm" svg:x="2.5cm" svg:y="5.5cm" svg:viewBox="0 0 1501 1501" draw:points="500,0 0,500 500,1500 1500,1500 1500,500">
          <text:p text:style-name="P3"/>
        </draw:polygon>
        <draw:circle draw:style-name="gr13" draw:text-style-name="P1" draw:layer="layout" svg:width="0.501cm" svg:height="0.501cm" svg:x="3cm" svg:y="6cm">
          <text:p text:style-name="P3"/>
        </draw:circle>
        <draw:polygon draw:style-name="gr12" draw:text-style-name="P1" draw:layer="layout" svg:width="1cm" svg:height="1.5cm" svg:x="5cm" svg:y="6.5cm" svg:viewBox="0 0 1001 1501" draw:points="333,0 0,500 333,1500 1000,1500 1000,500">
          <text:p text:style-name="P3"/>
        </draw:polygon>
        <draw:polygon draw:style-name="gr12" draw:text-style-name="P1" draw:layer="layout" svg:width="1cm" svg:height="1.5cm" svg:x="5cm" svg:y="6.5cm" svg:viewBox="0 0 1001 1501" draw:points="333,0 0,500 333,1500 1000,1500 1000,500">
          <text:p text:style-name="P3"/>
        </draw:polygon>
        <draw:ellipse draw:style-name="gr13" draw:text-style-name="P1" draw:layer="layout" svg:width="0.334cm" svg:height="0.501cm" svg:x="5.333cm" svg:y="7cm">
          <text:p text:style-name="P3"/>
        </draw:ellipse>
        <draw:polygon draw:style-name="gr12" draw:text-style-name="P1" draw:layer="layout" svg:width="1cm" svg:height="1.5cm" svg:x="5cm" svg:y="6.5cm" svg:viewBox="0 0 1001 1501" draw:points="333,0 0,500 333,1500 1000,1500 1000,500">
          <text:p text:style-name="P3"/>
        </draw:polygon>
        <draw:polygon draw:style-name="gr12" draw:text-style-name="P1" draw:layer="layout" svg:width="1cm" svg:height="1.5cm" svg:x="3cm" svg:y="7.5cm" svg:viewBox="0 0 1001 1501" draw:points="333,0 0,500 333,1500 1000,1500 1000,500">
          <text:p text:style-name="P3"/>
        </draw:polygon>
        <draw:ellipse draw:style-name="gr13" draw:text-style-name="P1" draw:layer="layout" svg:width="0.334cm" svg:height="0.501cm" svg:x="3.333cm" svg:y="8cm">
          <text:p text:style-name="P3"/>
        </draw:ellipse>
        <draw:polygon draw:style-name="gr12" draw:text-style-name="P1" draw:layer="layout" svg:width="1cm" svg:height="1.5cm" svg:x="3cm" svg:y="7.5cm" svg:viewBox="0 0 1001 1501" draw:points="333,0 0,500 333,1500 1000,1500 1000,500">
          <text:p text:style-name="P3"/>
        </draw:polygon>
        <draw:polygon draw:style-name="gr12" draw:text-style-name="P1" draw:layer="layout" svg:width="1cm" svg:height="1.5cm" svg:x="3cm" svg:y="7.5cm" svg:viewBox="0 0 1001 1501" draw:points="333,0 0,500 333,1500 1000,1500 1000,500">
          <text:p text:style-name="P3"/>
        </draw:polygon>
        <draw:ellipse draw:style-name="gr13" draw:text-style-name="P1" draw:layer="layout" svg:width="0.334cm" svg:height="0.501cm" svg:x="3.333cm" svg:y="8cm">
          <text:p text:style-name="P3"/>
        </draw:ellipse>
        <draw:polygon draw:style-name="gr12" draw:text-style-name="P1" draw:layer="layout" svg:width="1cm" svg:height="1.5cm" svg:x="3cm" svg:y="7.5cm" svg:viewBox="0 0 1001 1501" draw:points="333,0 0,500 333,1500 1000,1500 1000,500">
          <text:p text:style-name="P3"/>
        </draw:polygon>
        <draw:frame draw:style-name="gr7" draw:layer="layout" svg:width="2.229cm" svg:height="0.966cm" svg:x="25.643cm" svg:y="10.392cm">
          <draw:text-box>
            <text:p text:style-name="P3">EXPC</text:p>
          </draw:text-box>
        </draw:frame>
        <draw:frame draw:style-name="gr14" draw:layer="layout" svg:width="0.502cm" svg:height="1.102cm" svg:x="12cm" svg:y="11.5cm">
          <draw:text-box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1T15:11:58</meta:creation-date>
    <dc:creator>ikeda</dc:creator>
    <dc:date>2007-01-19T13:57:52</dc:date>
    <dc:language>en-US</dc:language>
    <meta:editing-cycles>11</meta:editing-cycles>
    <meta:editing-duration>PT52M42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